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paragraph-properties fo:margin-left="2.01pt"/>
    </style:style>
  </office:automatic-styles>
  <office:body>
    <office:spreadsheet>
      <table:calculation-settings table:automatic-find-labels="false"/>
      <table:table table:name="Jordanair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ttributes </text:p>
          </table:table-cell>
          <table:table-cell table:style-name="ce1" office:value-type="string" calcext:value-type="string">
            <text:p>Age 19</text:p>
          </table:table-cell>
          <table:table-cell table:style-name="ce1" office:value-type="string" calcext:value-type="string">
            <text:p>Age 25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Outside scori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tanding shot mid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anding shot 3pt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oving shot mid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ving shot 3pt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hot IQ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ree throw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ffensive consistency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side sco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ing shot close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oving shot close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anding layup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iving layup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anding Dunk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riving dunk 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ost Control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ost Hook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ost Fade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ands 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laym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 control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assing accuracy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assing vision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assing IQ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thletic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erimeter 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ball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ow post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ick and roll defense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elp defense IQ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ateral quickness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ass perception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4:45.331312732</meta:creation-date>
    <dc:date>2018-08-31T16:06:37.641635744</dc:date>
    <meta:editing-duration>PT13M14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